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s aventuras de Robinson Crusoe comienzan un día en el que, desobedeciendo la voluntad de su padre, que desea que estudie leyes, el joven decide acompañar a un amigo suyo en un viaje por mar. Este primer viaje despierta en Robinson el ansia por conocer mundo, y se embarca en distintas expediciones. En una de ellas, el barco en el que viaja naufraga, y Robinson es el único superviviente. Perdido en una isla desierta deberá sobrevivir a las necesidades más elementales de la vida y, sobre todo, deberá sobrevivir a la soledad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1:55.083000000</dc:date>
    <meta:editing-duration>PT6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92" meta:character-count="529" meta:non-whitespace-character-count="437"/>
  </office:meta>
</office:document-meta>
</file>